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5343" officeooo:paragraph-rsid="0001534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5343" officeooo:paragraph-rsid="00015343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257d3" officeooo:paragraph-rsid="000257d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015343" officeooo:paragraph-rsid="00015343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0257d3" officeooo:paragraph-rsid="000257d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57d3" officeooo:paragraph-rsid="000257d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normal" officeooo:rsid="000257d3" officeooo:paragraph-rsid="000257d3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20pt" fo:font-weight="normal" officeooo:rsid="000257d3" officeooo:paragraph-rsid="00015343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20pt" fo:font-weight="normal" officeooo:rsid="00015343" officeooo:paragraph-rsid="00015343" style:font-size-asian="20pt" style:font-weight-asian="normal" style:font-size-complex="20pt" style:font-weight-complex="normal"/>
    </style:style>
    <style:style style:name="P10" style:family="paragraph" style:parent-style-name="Standard">
      <style:text-properties fo:font-size="20pt" fo:font-weight="bold" officeooo:rsid="000257d3" officeooo:paragraph-rsid="000257d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257d3" officeooo:paragraph-rsid="000257d3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40336" officeooo:paragraph-rsid="0004033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40336" officeooo:paragraph-rsid="00040336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57d3" style:font-weight-asian="normal" style:font-weight-complex="normal"/>
    </style:style>
    <style:style style:name="T3" style:family="text">
      <style:text-properties officeooo:rsid="000257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3: <text:s/>DCL y Extensión procedimental</text:p>
      <text:p text:style-name="P1"/>
      <text:p text:style-name="P2">Criterios de evaluación.</text:p>
      <text:p text:style-name="P1"/>
      <text:p text:style-name="P1">DCL (10%) <text:span text:style-name="T3">Examen</text:span></text:p>
      <text:p text:style-name="P3"><text:tab/><text:tab/><text:tab/>y</text:p>
      <text:p text:style-name="P1">Extensión procedimental (90%)</text:p>
      <text:p text:style-name="P1"><text:tab/><text:tab/>-<text:span text:style-name="T1">Practicas 30%</text:span></text:p>
      <text:p text:style-name="P4"><text:tab/><text:tab/>-Examen 70% → minimo 4 </text:p>
      <text:p text:style-name="P1"><text:span text:style-name="T1"/></text:p>
      <text:p text:style-name="P7">mysql -u usuario -p -h</text:p>
      <text:p text:style-name="P1"><text:span text:style-name="T1"/></text:p>
      <text:p text:style-name="P1"><text:span text:style-name="T1">-</text:span><text:span text:style-name="T2">p → Para que te pida contraseña.</text:span></text:p>
      <text:p text:style-name="P8">-h → Para que te pida host.</text:p>
      <text:p text:style-name="P1"><text:span text:style-name="T2"/></text:p>
      <text:p text:style-name="P1"><text:span text:style-name="T2"/></text:p>
      <text:p text:style-name="P6">Usuarios:</text:p>
      <text:p text:style-name="P6"/>
      <text:p text:style-name="P5">Oracle:</text:p>
      <text:p text:style-name="P3">ID:<text:span text:style-name="T1"> system</text:span></text:p>
      <text:p text:style-name="P3">Pass:<text:span text:style-name="T1"> system</text:span></text:p>
      <text:p text:style-name="P3"><text:span text:style-name="T1"/></text:p>
      <text:p text:style-name="P5">MySQL consola:</text:p>
      <text:p text:style-name="P3">Pass:<text:span text:style-name="T1"> syste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Ejemplos:</text:p>
      <text:p text:style-name="P4">create table banc (</text:p>
      <text:p text:style-name="P4"><text:tab/>codi integer,</text:p>
      <text:p text:style-name="P4"><text:tab/>saldo float</text:p>
      <text:p text:style-name="P4">);</text:p>
      <text:p text:style-name="P4">alter table banc</text:p>
      <text:p text:style-name="P4">add constraint pk_banc primary key(codi);</text:p>
      <text:p text:style-name="P1"><text:span text:style-name="T1"/></text:p>
      <text:p text:style-name="P4">insert into banc values(1, 3000);</text:p>
      <text:p text:style-name="P4">insert into banc values(2, 3000);</text:p>
      <text:p text:style-name="P1"><text:span text:style-name="T1"/></text:p>
      <text:p text:style-name="P4">update banc</text:p>
      <text:p text:style-name="P4">set saldo = saldo - 1000</text:p>
      <text:p text:style-name="P4">where codi = 2;</text:p>
      <text:p text:style-name="P1"><text:span text:style-name="T1"/></text:p>
      <text:p text:style-name="P6">Creacion de usuario</text:p>
      <text:p text:style-name="P3"><text:span text:style-name="T1"/></text:p>
      <text:p text:style-name="P7">create user ‘jesus’@’%’</text:p>
      <text:p text:style-name="P7">identified by ‘1234’</text:p>
      <text:p text:style-name="P3"><text:span text:style-name="T1"/></text:p>
      <text:p text:style-name="P7">El % es para decirle que se puede conectar desde cualquier maquina(Mirar apuntes)</text:p>
      <text:p text:style-name="P3"><text:span text:style-name="T1"/></text:p>
      <text:p text:style-name="P3"><text:span text:style-name="T1"/></text:p>
      <text:p text:style-name="P3"><text:span text:style-name="T1"/></text:p>
      <text:p text:style-name="P11"><text:soft-page-break/>Cambiar contraseña</text:p>
      <text:p text:style-name="P11"/>
      <text:p text:style-name="P11"/>
      <text:p text:style-name="P11"/>
      <text:p text:style-name="P12">oracle</text:p>
      <text:p text:style-name="P13">create table coche (</text:p>
      <text:p text:style-name="P13"><text:tab/>matricula char(8),</text:p>
      <text:p text:style-name="P13"><text:tab/>marca varchar2(20),</text:p>
      <text:p text:style-name="P13"><text:tab/>modelo varchar2(20),</text:p>
      <text:p text:style-name="P13"><text:tab/>velocitat int</text:p>
      <text:p text:style-name="P13"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1:43:02.022000000</meta:creation-date>
    <dc:date>2024-03-14T14:17:53.256000000</dc:date>
    <meta:editing-duration>PT4H18M39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0" meta:word-count="129" meta:character-count="787" meta:non-whitespace-character-count="683"/>
  </office:meta>
</office:document-meta>
</file>